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Regular" style:font-family-generic="swiss" style:font-pitch="variable"/>
    <style:font-face style:name="Lucida Sans Unicode" svg:font-family="'Lucida Sans Unicode'" style:font-family-generic="system" style:font-pitch="variable"/>
    <style:font-face style:name="Montserrat" svg:font-family="Montserrat" style:font-adornments="Leicht"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Contents_20_1">
      <style:paragraph-properties>
        <style:tab-stops>
          <style:tab-stop style:position="1.101cm"/>
          <style:tab-stop style:position="16.51cm" style:type="right" style:leader-style="dotted" style:leader-text="."/>
        </style:tab-stops>
      </style:paragraph-properties>
    </style:style>
    <style:style style:name="P4" style:family="paragraph" style:parent-style-name="Contents_20_5">
      <style:paragraph-properties>
        <style:tab-stops>
          <style:tab-stop style:position="1cm"/>
          <style:tab-stop style:position="14.51cm" style:type="right" style:leader-style="dotted" style:leader-text="."/>
        </style:tab-stops>
      </style:paragraph-properties>
    </style:style>
    <style:style style:name="P5" style:family="paragraph" style:parent-style-name="Heading_20_1">
      <style:text-properties officeooo:paragraph-rsid="0028912a"/>
    </style:style>
    <style:style style:name="P6" style:family="paragraph" style:parent-style-name="Heading_20_1">
      <style:paragraph-properties fo:break-before="page"/>
      <style:text-properties officeooo:paragraph-rsid="0029c35a"/>
    </style:style>
    <style:style style:name="P7" style:family="paragraph" style:parent-style-name="Heading_20_1">
      <style:text-properties officeooo:paragraph-rsid="002cdba9"/>
    </style:style>
    <style:style style:name="P8" style:family="paragraph" style:parent-style-name="Heading_20_5" style:master-page-name="">
      <loext:graphic-properties draw:fill="none"/>
      <style:paragraph-properties fo:margin-left="0cm" fo:margin-right="0cm" fo:margin-top="0.423cm" fo:margin-bottom="0.212cm" style:contextual-spacing="false" fo:hyphenation-ladder-count="1" fo:text-indent="0cm" style:auto-text-indent="false" style:page-number="auto" fo:background-color="transparent" fo:keep-with-next="always"/>
      <style:text-properties officeooo:paragraph-rsid="002ebdaf" fo:hyphenate="true" fo:hyphenation-remain-char-count="4" fo:hyphenation-push-char-count="4" loext:hyphenation-no-caps="true" loext:hyphenation-no-last-word="true" loext:hyphenation-word-char-count="4" loext:hyphenation-zone="no-limit"/>
    </style:style>
    <style:style style:name="P9" style:family="paragraph" style:parent-style-name="Heading_20_5" style:master-page-name="">
      <loext:graphic-properties draw:fill="none"/>
      <style:paragraph-properties fo:margin-left="0cm" fo:margin-right="0cm" fo:margin-top="0.423cm" fo:margin-bottom="0.212cm" style:contextual-spacing="false" fo:hyphenation-ladder-count="1" fo:text-indent="0cm" style:auto-text-indent="false" style:page-number="auto" fo:background-color="transparent" fo:keep-with-next="always"/>
      <style:text-properties officeooo:paragraph-rsid="002ebdaf" fo:hyphenate="true" fo:hyphenation-remain-char-count="4" fo:hyphenation-push-char-count="4" loext:hyphenation-no-caps="true" loext:hyphenation-no-last-word="true" loext:hyphenation-word-char-count="4" loext:hyphenation-zone="no-limit"/>
    </style:style>
    <style:style style:name="P10" style:family="paragraph" style:parent-style-name="Heading_20_5"/>
    <style:style style:name="P11" style:family="paragraph" style:parent-style-name="Quotations" style:list-style-name="L5">
      <style:paragraph-properties fo:margin-left="1.27cm" fo:margin-right="0cm" fo:text-indent="0cm" style:auto-text-indent="false"/>
      <style:text-properties officeooo:paragraph-rsid="002fbd00"/>
    </style:style>
    <style:style style:name="P12" style:family="paragraph" style:parent-style-name="Quotations" style:list-style-name="L6">
      <style:paragraph-properties fo:margin-left="1.27cm" fo:margin-right="0cm" fo:text-indent="0cm" style:auto-text-indent="false"/>
    </style:style>
    <style:style style:name="P13" style:family="paragraph" style:parent-style-name="Quotations" style:list-style-name="L10">
      <style:paragraph-properties fo:margin-left="1.27cm" fo:margin-right="0cm" fo:text-indent="0cm" style:auto-text-indent="false"/>
    </style:style>
    <style:style style:name="P14" style:family="paragraph" style:parent-style-name="Quotations" style:list-style-name="L12">
      <style:paragraph-properties fo:margin-left="1.27cm" fo:margin-right="0cm" fo:text-indent="0cm" style:auto-text-indent="false"/>
    </style:style>
    <style:style style:name="P15" style:family="paragraph" style:parent-style-name="Quotations" style:list-style-name="L14">
      <style:paragraph-properties fo:margin-left="1.27cm" fo:margin-right="0cm" fo:text-indent="0cm" style:auto-text-indent="false"/>
    </style:style>
    <style:style style:name="P16" style:family="paragraph" style:parent-style-name="Quotations" style:list-style-name="L15">
      <style:paragraph-properties fo:margin-left="1.27cm" fo:margin-right="0cm" fo:text-indent="0cm" style:auto-text-indent="false"/>
    </style:style>
    <style:style style:name="P17" style:family="paragraph" style:parent-style-name="Quotations" style:list-style-name="L16"/>
    <style:style style:name="P18" style:family="paragraph" style:parent-style-name="Quotations" style:list-style-name="L18">
      <style:paragraph-properties fo:margin-left="1.27cm" fo:margin-right="0cm" fo:text-indent="0cm" style:auto-text-indent="false"/>
    </style:style>
    <style:style style:name="P19" style:family="paragraph" style:parent-style-name="Quotations" style:list-style-name="L16" style:master-page-name="">
      <loext:graphic-properties draw:fill="none"/>
      <style:paragraph-properties fo:margin-left="2cm" fo:margin-right="0cm" fo:margin-top="0cm" fo:margin-bottom="0.15cm" style:contextual-spacing="false" fo:line-height="115%" fo:hyphenation-ladder-count="1" fo:text-indent="0cm" style:auto-text-indent="false" style:page-number="auto" fo:background-color="transparent"/>
      <style:text-properties fo:hyphenate="true" fo:hyphenation-remain-char-count="4" fo:hyphenation-push-char-count="4" loext:hyphenation-no-caps="true" loext:hyphenation-no-last-word="true" loext:hyphenation-word-char-count="4" loext:hyphenation-zone="no-limit"/>
    </style:style>
    <style:style style:name="P20" style:family="paragraph" style:parent-style-name="Quotations" style:master-page-name="">
      <loext:graphic-properties draw:fill="none"/>
      <style:paragraph-properties fo:margin-left="0cm" fo:margin-right="0cm" fo:margin-top="0cm" fo:margin-bottom="0.15cm" style:contextual-spacing="false" fo:line-height="115%" fo:hyphenation-ladder-count="1" fo:text-indent="0cm" style:auto-text-indent="false" style:page-number="auto" fo:background-color="transparent"/>
      <style:text-properties officeooo:paragraph-rsid="002ebdaf" fo:hyphenate="true" fo:hyphenation-remain-char-count="4" fo:hyphenation-push-char-count="4" loext:hyphenation-no-caps="true" loext:hyphenation-no-last-word="true" loext:hyphenation-word-char-count="4" loext:hyphenation-zone="no-limit"/>
    </style:style>
    <style:style style:name="P21" style:family="paragraph" style:parent-style-name="Quotations" style:master-page-name="">
      <loext:graphic-properties draw:fill="none"/>
      <style:paragraph-properties fo:margin-left="0cm" fo:margin-right="0cm" fo:margin-top="0cm" fo:margin-bottom="0.15cm" style:contextual-spacing="false" fo:line-height="115%" fo:hyphenation-ladder-count="1" fo:text-indent="0cm" style:auto-text-indent="false" style:page-number="auto" fo:background-color="transparent"/>
      <style:text-properties officeooo:paragraph-rsid="002ebdaf" fo:hyphenate="true" fo:hyphenation-remain-char-count="4" fo:hyphenation-push-char-count="4" loext:hyphenation-no-caps="true" loext:hyphenation-no-last-word="true" loext:hyphenation-word-char-count="4" loext:hyphenation-zone="no-limit"/>
    </style:style>
    <style:style style:name="P22" style:family="paragraph" style:parent-style-name="Quotations">
      <loext:graphic-properties draw:fill="none"/>
      <style:paragraph-properties fo:margin-left="0cm" fo:margin-right="0cm" fo:margin-top="0cm" fo:margin-bottom="0.15cm" style:contextual-spacing="false" fo:line-height="115%" fo:hyphenation-ladder-count="1" fo:text-indent="0cm" style:auto-text-indent="false" fo:background-color="transparent"/>
      <style:text-properties officeooo:paragraph-rsid="002ebdaf" fo:hyphenate="true" fo:hyphenation-remain-char-count="4" fo:hyphenation-push-char-count="4" loext:hyphenation-no-caps="true" loext:hyphenation-no-last-word="true" loext:hyphenation-word-char-count="4" loext:hyphenation-zone="no-limi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3">
      <style:text-properties officeooo:paragraph-rsid="002bc0d7"/>
    </style:style>
    <style:style style:name="P27" style:family="paragraph" style:parent-style-name="Text_20_body" style:list-style-name="L4"/>
    <style:style style:name="P28" style:family="paragraph" style:parent-style-name="Text_20_body" style:list-style-name="L4" style:master-page-name="">
      <loext:graphic-properties draw:fill-gradient-name="gradient" draw:fill-hatch-name="hatch"/>
      <style:paragraph-properties style:page-number="auto" fo:keep-with-next="always"/>
    </style:style>
    <style:style style:name="P29" style:family="paragraph" style:parent-style-name="Text_20_body" style:list-style-name="L5"/>
    <style:style style:name="P30" style:family="paragraph" style:parent-style-name="Text_20_body" style:list-style-name="L5">
      <style:text-properties officeooo:paragraph-rsid="00269162"/>
    </style:style>
    <style:style style:name="P31" style:family="paragraph" style:parent-style-name="Text_20_body" style:list-style-name="L6"/>
    <style:style style:name="P32" style:family="paragraph" style:parent-style-name="Text_20_body" style:list-style-name="L6" style:master-page-name="">
      <loext:graphic-properties draw:fill-gradient-name="gradient" draw:fill-hatch-name="hatch"/>
      <style:paragraph-properties style:page-number="auto" fo:keep-with-next="always"/>
    </style:style>
    <style:style style:name="P33" style:family="paragraph" style:parent-style-name="Text_20_body" style:list-style-name="L8"/>
    <style:style style:name="P34" style:family="paragraph" style:parent-style-name="Text_20_body" style:list-style-name="L8">
      <style:text-properties officeooo:paragraph-rsid="002ebdaf"/>
    </style:style>
    <style:style style:name="P35" style:family="paragraph" style:parent-style-name="Text_20_body" style:list-style-name="L9">
      <style:text-properties officeooo:paragraph-rsid="0028912a"/>
    </style:style>
    <style:style style:name="P36" style:family="paragraph" style:parent-style-name="Text_20_body" style:list-style-name="L9" style:master-page-name="">
      <loext:graphic-properties draw:fill-gradient-name="gradient" draw:fill-hatch-name="hatch"/>
      <style:paragraph-properties style:page-number="auto" fo:keep-with-next="always"/>
      <style:text-properties officeooo:paragraph-rsid="0028912a"/>
    </style:style>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paragraph-properties fo:margin-top="0cm" fo:margin-bottom="0cm" style:contextual-spacing="false"/>
    </style:style>
    <style:style style:name="P48" style:family="paragraph" style:parent-style-name="Text_20_body" style:list-style-name="L21">
      <style:text-properties officeooo:paragraph-rsid="002cdba9"/>
    </style:style>
    <style:style style:name="P49" style:family="paragraph" style:parent-style-name="Text_20_body" style:list-style-name="L23"/>
    <style:style style:name="P50" style:family="paragraph" style:parent-style-name="Text_20_body" style:list-style-name="L7" style:master-page-name="">
      <loext:graphic-properties draw:fill="none"/>
      <style:paragraph-properties fo:margin-left="1.9cm" fo:margin-right="0cm" fo:margin-top="0.152cm" fo:margin-bottom="0.152cm" style:contextual-spacing="false" fo:orphans="2" fo:widows="2" fo:hyphenation-ladder-count="1" fo:text-indent="-0.6cm" style:auto-text-indent="false" style:page-number="auto" fo:background-color="transparent" style:writing-mode="page">
        <style:tab-stops/>
      </style:paragraph-properties>
      <style:text-properties style:font-name="DejaVu Sans1" fo:hyphenate="true" fo:hyphenation-remain-char-count="4" fo:hyphenation-push-char-count="4" loext:hyphenation-no-caps="true" loext:hyphenation-no-last-word="true" loext:hyphenation-word-char-count="4" loext:hyphenation-zone="no-limit"/>
    </style:style>
    <style:style style:name="P51" style:family="paragraph" style:parent-style-name="Text_20_body" style:list-style-name="L7">
      <loext:graphic-properties draw:fill="none"/>
      <style:paragraph-properties fo:margin-left="1.9cm" fo:margin-right="0cm" fo:margin-top="0.152cm" fo:margin-bottom="0.152cm" style:contextual-spacing="false" fo:orphans="2" fo:widows="2" fo:hyphenation-ladder-count="1" fo:text-indent="-0.6cm" style:auto-text-indent="false" fo:background-color="transparent" style:writing-mode="page">
        <style:tab-stops/>
      </style:paragraph-properties>
      <style:text-properties style:font-name="DejaVu Sans1" fo:hyphenate="true" fo:hyphenation-remain-char-count="4" fo:hyphenation-push-char-count="4" loext:hyphenation-no-caps="true" loext:hyphenation-no-last-word="true" loext:hyphenation-word-char-count="4" loext:hyphenation-zone="no-limit"/>
    </style:style>
    <style:style style:name="P52" style:family="paragraph" style:parent-style-name="Text_20_body" style:list-style-name="L21">
      <style:text-properties officeooo:rsid="002cdba9" officeooo:paragraph-rsid="002cdba9"/>
    </style:style>
    <style:style style:name="P53" style:family="paragraph" style:parent-style-name="Text_20_body" style:list-style-name="Numbering_20_123">
      <style:text-properties officeooo:paragraph-rsid="002cdba9"/>
    </style:style>
    <style:style style:name="T1" style:family="text">
      <style:text-properties officeooo:rsid="002598f9"/>
    </style:style>
    <style:style style:name="T2" style:family="text">
      <style:text-properties officeooo:rsid="00269162"/>
    </style:style>
    <style:style style:name="T3" style:family="text">
      <style:text-properties officeooo:rsid="0028912a"/>
    </style:style>
    <style:style style:name="T4" style:family="text">
      <style:text-properties officeooo:rsid="002bc0d7"/>
    </style:style>
    <style:style style:name="T5" style:family="text">
      <style:text-properties officeooo:rsid="002cdba9"/>
    </style:style>
    <style:style style:name="T6" style:family="text">
      <style:text-properties officeooo:rsid="002ebdaf"/>
    </style:style>
    <style:style style:name="T7" style:family="text">
      <style:text-properties style:text-position="sub 58%"/>
    </style:style>
    <style:style style:name="T8" style:family="text">
      <style:text-properties officeooo:rsid="002fbd00"/>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tzung der noris.solar eG</text:p>
      <text:p text:style-name="Date"><text:span text:style-name="T2">Stand: </text:span>2023-05-26</text:p>
      <text:h text:style-name="Heading_20_5" text:outline-level="5"/>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1.10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4"><text:a xlink:type="simple" xlink:href="#__RefHeading___Toc25898_3244947737" text:style-name="Index_20_Link" text:visited-style-name="Index_20_Link"><text:tab/>Anmerkungen<text:tab/>1</text:a></text:p>
          <text:p text:style-name="P4"><text:a xlink:type="simple" xlink:href="#__RefHeading___Toc25900_3244947737" text:style-name="Index_20_Link" text:visited-style-name="Index_20_Link"><text:tab/>Form der Satzung<text:tab/>1</text:a></text:p>
          <text:p text:style-name="P3"><text:a xlink:type="simple" xlink:href="#__RefHeading___Toc25902_3244947737" text:style-name="Index_20_Link" text:visited-style-name="Index_20_Link">§ 1 <text:tab/>Name, Sitz<text:tab/>2</text:a></text:p>
          <text:p text:style-name="P3"><text:a xlink:type="simple" xlink:href="#__RefHeading___Toc25904_3244947737" text:style-name="Index_20_Link" text:visited-style-name="Index_20_Link">§ 2 <text:tab/>Zweck und Gegenstand<text:tab/>2</text:a></text:p>
          <text:p text:style-name="P3"><text:a xlink:type="simple" xlink:href="#__RefHeading___Toc25906_3244947737" text:style-name="Index_20_Link" text:visited-style-name="Index_20_Link">§ 3 <text:tab/>Generalversammlung<text:tab/>2</text:a></text:p>
          <text:p text:style-name="P3"><text:a xlink:type="simple" xlink:href="#__RefHeading___Toc25908_3244947737" text:style-name="Index_20_Link" text:visited-style-name="Index_20_Link">§ 4 <text:tab/>Auskunftsrecht<text:tab/>3</text:a></text:p>
          <text:p text:style-name="P3"><text:a xlink:type="simple" xlink:href="#__RefHeading___Toc25910_3244947737" text:style-name="Index_20_Link" text:visited-style-name="Index_20_Link">§ 5 <text:tab/>Aufsichtsrat<text:tab/>3</text:a></text:p>
          <text:p text:style-name="P3"><text:a xlink:type="simple" xlink:href="#__RefHeading___Toc25912_3244947737" text:style-name="Index_20_Link" text:visited-style-name="Index_20_Link">§ 6 <text:tab/>Vorstand<text:tab/>4</text:a></text:p>
          <text:p text:style-name="P3"><text:a xlink:type="simple" xlink:href="#__RefHeading___Toc25914_3244947737" text:style-name="Index_20_Link" text:visited-style-name="Index_20_Link">§ 7 <text:tab/>Mitgliedschaft<text:tab/>5</text:a></text:p>
          <text:p text:style-name="P3"><text:a xlink:type="simple" xlink:href="#__RefHeading___Toc25916_3244947737" text:style-name="Index_20_Link" text:visited-style-name="Index_20_Link">§ 8 <text:tab/>Geschäftsanteil<text:tab/>5</text:a></text:p>
          <text:p text:style-name="P3"><text:a xlink:type="simple" xlink:href="#__RefHeading___Toc25918_3244947737" text:style-name="Index_20_Link" text:visited-style-name="Index_20_Link">§ 9 <text:tab/>Rücklagen, Nachschüsse<text:tab/>6</text:a></text:p>
          <text:p text:style-name="P3"><text:a xlink:type="simple" xlink:href="#__RefHeading___Toc25920_3244947737" text:style-name="Index_20_Link" text:visited-style-name="Index_20_Link">§ 10 <text:tab/>Rückvergütung, Verjährung<text:tab/>6</text:a></text:p>
          <text:p text:style-name="P3"><text:a xlink:type="simple" xlink:href="#__RefHeading___Toc25922_3244947737" text:style-name="Index_20_Link" text:visited-style-name="Index_20_Link">§ 11 <text:tab/>Ende der Mitgliedschaft<text:tab/>7</text:a></text:p>
          <text:p text:style-name="P3"><text:a xlink:type="simple" xlink:href="#__RefHeading___Toc25924_3244947737" text:style-name="Index_20_Link" text:visited-style-name="Index_20_Link">§ 12 <text:tab/>Kündigung<text:tab/>7</text:a></text:p>
          <text:p text:style-name="P3"><text:a xlink:type="simple" xlink:href="#__RefHeading___Toc25926_3244947737" text:style-name="Index_20_Link" text:visited-style-name="Index_20_Link">§ 13 <text:tab/>Übertragung des Geschäftsguthabens<text:tab/>7</text:a></text:p>
          <text:p text:style-name="P3"><text:a xlink:type="simple" xlink:href="#__RefHeading___Toc25928_3244947737" text:style-name="Index_20_Link" text:visited-style-name="Index_20_Link">§ 14 <text:tab/>Tod / Auflösung einer juristischen Person oder Personengesellschaft<text:tab/>8</text:a></text:p>
          <text:p text:style-name="P3"><text:a xlink:type="simple" xlink:href="#__RefHeading___Toc25930_3244947737" text:style-name="Index_20_Link" text:visited-style-name="Index_20_Link">§ 15 <text:tab/>Ausschluss<text:tab/>8</text:a></text:p>
          <text:p text:style-name="P3"><text:a xlink:type="simple" xlink:href="#__RefHeading___Toc25932_3244947737" text:style-name="Index_20_Link" text:visited-style-name="Index_20_Link">§ 16 <text:tab/>Auseinandersetzung<text:tab/>9</text:a></text:p>
          <text:p text:style-name="P3"><text:a xlink:type="simple" xlink:href="#__RefHeading___Toc25934_3244947737" text:style-name="Index_20_Link" text:visited-style-name="Index_20_Link">§ 17 <text:tab/>Kommunikation<text:tab/>10</text:a></text:p>
          <text:p text:style-name="P3"><text:a xlink:type="simple" xlink:href="#__RefHeading___Toc25936_3244947737" text:style-name="Index_20_Link" text:visited-style-name="Index_20_Link">§ 18 <text:tab/>Mehrheitserfordernisse<text:tab/>10</text:a></text:p>
          <text:p text:style-name="P3"><text:a xlink:type="simple" xlink:href="#__RefHeading___Toc25938_3244947737" text:style-name="Index_20_Link" text:visited-style-name="Index_20_Link">§ 19 <text:tab/>Bevollmächtigter, Revisionskommission<text:tab/>11</text:a></text:p>
          <text:p text:style-name="P3"><text:a xlink:type="simple" xlink:href="#__RefHeading___Toc25940_3244947737" text:style-name="Index_20_Link" text:visited-style-name="Index_20_Link">§ 20 <text:tab/>Gemeinsame Vorschriften für die Organe<text:tab/>11</text:a></text:p>
        </text:index-body>
      </text:table-of-content>
      <text:h text:style-name="P8" text:outline-level="5"><text:bookmark-start text:name="anmerkungen"/><text:bookmark-start text:name="__RefHeading___Toc25898_3244947737"/>Anmerkungen<text:bookmark-end text:name="anmerkungen"/><text:bookmark-end text:name="__RefHeading___Toc25898_3244947737"/></text:h>
      <text:p text:style-name="P20">Grüne Texte <text:span text:style-name="T2">wie dieser </text:span>sind Erläuterungen und nicht Teil der eigentlichen Satzung.</text:p>
      <text:h text:style-name="P8" text:outline-level="5"><text:bookmark-start text:name="__RefHeading___Toc25900_3244947737"/><text:span text:style-name="T8">Umfang</text:span><text:bookmark-start text:name="form-der-satzung"/> der Satzung<text:bookmark-end text:name="__RefHeading___Toc25900_3244947737"/><text:bookmark-end text:name="form-der-satzung"/></text:h>
      <text:p text:style-name="P20"><text:span text:style-name="T8">Vom</text:span> G<text:span text:style-name="T8">enossenschaftsg</text:span>esetz <text:span text:style-name="T8">vorgeschriebene</text:span> Regelungen sind in dieser Satzung nicht enthalten.</text:p>
      <text:p text:style-name="P22">Wir wollen dadurch die Lesbarkeit verbessern und uns auf die Sachverhalte konzentrieren, die wir tatsächlich beeinflussen können <text:span text:style-name="T8">bzw. müssen</text:span>.</text:p>
      <text:h text:style-name="P6" text:outline-level="1" text:restart-numbering="true" text:start-value="-1"><text:bookmark-start text:name="__RefHeading___Toc25902_3244947737"/><text:bookmark-start text:name="name-sitz"/>Name, Sitz<text:bookmark-end text:name="__RefHeading___Toc25902_3244947737"/><text:bookmark-end text:name="name-sitz"/></text:h>
      <text:list xml:id="list3740908614" text:style-name="L1">
        <text:list-item>
          <text:p text:style-name="P23">Die Genossenschaft führt den Namen “noris.solar eG”.</text:p>
        </text:list-item>
        <text:list-item>
          <text:p text:style-name="P23">Sitz der Genossenschaft ist Nürnberg.</text:p>
        </text:list-item>
      </text:list>
      <text:h text:style-name="Heading_20_1" text:outline-level="1"><text:bookmark-start text:name="zweck-und-gegenstand"/><text:bookmark-start text:name="__RefHeading___Toc25904_3244947737"/>Zweck und Gegenstand<text:bookmark-end text:name="zweck-und-gegenstand"/><text:bookmark-end text:name="__RefHeading___Toc25904_3244947737"/></text:h>
      <text:list text:style-name="L2">
        <text:list-item>
          <text:p text:style-name="P24">Zweck der Genossenschaft ist die gemeinschaftliche Organisation ihrer Mitglieder, um den CO<text:span text:style-name="T7">2</text:span>-Ausstoß zu senken und Klimaneutralität zu erreichen,</text:p>
        </text:list-item>
        <text:list-item>
          <text:p text:style-name="P24">Die Genossenschaft befasst sich hierzu mit der Erzeugung und Verkauf von elektrischem Strom aus erneuerbaren Quellen, insbesondere Photovoltaik.</text:p>
          <text:list>
            <text:list-item>
              <text:p text:style-name="P24">Sie initiiert und begleitet Projekte und Maßnahmen zur Förderung erneuerbarer Energien und des Klimaschutzes vor Ort und in der Region.</text:p>
            </text:list-item>
            <text:list-item>
              <text:p text:style-name="P24">Sie berät und unterstützt Unternehmen und Privatpersonen.</text:p>
            </text:list-item>
            <text:list-item>
              <text:p text:style-name="P24">Sie konzeptioniert, errichtet und/oder betreibt Erzeugungsanlagen.</text:p>
            </text:list-item>
            <text:list-item>
              <text:p text:style-name="P24">Sie bietet Informationen und Weiterbildungen zu Photovoltaik, Stromerzeugung, Elektromobilität, Klimawandel und damit zusammenhängenden Themen an.</text:p>
            </text:list-item>
          </text:list>
        </text:list-item>
        <text:list-item>
          <text:p text:style-name="P24">Die Genossenschaft kann sich an anderen Unternehmen beteiligen.</text:p>
        </text:list-item>
        <text:list-item>
          <text:p text:style-name="P24">Geschäfte mit Nichtmitgliedern sind zugelassen.</text:p>
        </text:list-item>
        <text:list-item>
          <text:p text:style-name="P24">Geschäftsjahr ist das Kalenderjahr. Das erste Geschäftsjahr beginnt mit der Eintragung der Genossenschaft und endet mit Ablauf des laufenden Kalenderjahres.</text:p>
        </text:list-item>
      </text:list>
      <text:h text:style-name="Heading_20_1" text:outline-level="1"><text:bookmark-start text:name="generalversammlung"/><text:bookmark-start text:name="__RefHeading___Toc25906_3244947737"/>Generalversammlung<text:bookmark-end text:name="generalversammlung"/><text:bookmark-end text:name="__RefHeading___Toc25906_3244947737"/></text:h>
      <text:list xml:id="list2581841489" text:style-name="L3">
        <text:list-item>
          <text:p text:style-name="P25">Die Generalversammlung wird durch unmittelbare Benachrichtigung sämtlicher Mitglieder in Textform einberufen.</text:p>
        </text:list-item>
        <text:list-item>
          <text:p text:style-name="P25">Jede ordnungsgemäß einberufene Generalversammlung ist unabhängig von der Zahl der Teilnehmer beschlussfähig.</text:p>
        </text:list-item>
        <text:list-item>
          <text:p text:style-name="P25">Jedes Mitglied hat eine Stimme. Stimmvollmacht kann nur erteilt werden an</text:p>
          <text:list>
            <text:list-item>
              <text:p text:style-name="P25">Ehepartner bzw. eingetragene Lebenspartner,</text:p>
            </text:list-item>
            <text:list-item>
              <text:p text:style-name="P25">Eltern oder Kinder,</text:p>
            </text:list-item>
            <text:list-item>
              <text:p text:style-name="P25"><text:soft-page-break/>ein anderes Mitglied,</text:p>
            </text:list-item>
            <text:list-item>
              <text:p text:style-name="P25">Angestellte des Mitglieds, falls das Mitglied eine juristische Person oder Personengesellschaft ist.</text:p>
            </text:list-item>
          </text:list>
        </text:list-item>
        <text:list-item>
          <text:p text:style-name="P26"><text:span text:style-name="T4">Ein Bevollmächtigter kann insgesamt maximal drei Stimmen vertreten.</text:span></text:p>
        </text:list-item>
        <text:list-item>
          <text:p text:style-name="P26">Die Generalversammlung bestimmt <text:span text:style-name="T2">ihre</text:span> Versammlungsleitung auf Vorschlag des Aufsichtsrates.</text:p>
        </text:list-item>
        <text:list-item>
          <text:p text:style-name="P25">Vertreter des Prüfungsverbandes können an jeder Generalversammlung beratend teilnehmen.</text:p>
        </text:list-item>
      </text:list>
      <text:h text:style-name="P7" text:outline-level="1"><text:bookmark-start text:name="mehrheitserfordernisse"/><text:bookmark-start text:name="__RefHeading___Toc25936_3244947737"/>Mehrheitserfordernisse<text:bookmark-end text:name="mehrheitserfordernisse"/><text:bookmark-end text:name="__RefHeading___Toc25936_3244947737"/></text:h>
      <text:list text:style-name="L21">
        <text:list-item>
          <text:p text:style-name="P48">Es wird angestrebt, Entscheidungen im Konsens zu treffen.</text:p>
        </text:list-item>
        <text:list-item>
          <text:p text:style-name="P48">Beschlüsse der Generalversammlung bedürfen der einfachen Mehrheit der gültigen abgegebenen Stimmen.</text:p>
        </text:list-item>
        <text:list-item>
          <text:p text:style-name="P52">Eine Mehrheit von zwei Dritteln der Stimmen ist notwendig für:</text:p>
          <text:list>
            <text:list-item>
              <text:p text:style-name="P52">Satzungsänderungen</text:p>
            </text:list-item>
            <text:list-item>
              <text:p text:style-name="P48">Ausschluss von Mitgliedern.</text:p>
            </text:list-item>
          </text:list>
        </text:list-item>
        <text:list-item>
          <text:p text:style-name="P48">Eine Mehrheit von <text:span text:style-name="T5">drei Vierteln</text:span> ist in folgenden Fällen erforderlich:</text:p>
          <text:list>
            <text:list-item>
              <text:p text:style-name="P48"><text:span text:style-name="T5">Eintritt in und </text:span>Austritt aus genossenschaftlichen Verbänden,</text:p>
            </text:list-item>
            <text:list-item>
              <text:p text:style-name="P48">Verschmelzung, Spaltung und Formwechsel der Genossenschaft,</text:p>
            </text:list-item>
            <text:list-item>
              <text:p text:style-name="P48">Aufnahme, Übertragung oder Aufgabe eines wesentlichen Geschäftsbereichs,</text:p>
            </text:list-item>
          </text:list>
        </text:list-item>
      </text:list>
      <text:list text:style-name="Numbering_20_123">
        <text:list-item>
          <text:p text:style-name="P53"><text:span text:style-name="T5">Gesetzliche Vorschriften, die eine größere Mehrheit vorschreiben, bleiben unberührt.</text:span></text:p>
        </text:list-item>
      </text:list>
      <text:h text:style-name="P7" text:outline-level="1"><text:bookmark-start text:name="auskunftsrecht"/><text:bookmark-start text:name="__RefHeading___Toc25908_3244947737"/>Auskunftsrecht<text:bookmark-end text:name="auskunftsrecht"/><text:bookmark-end text:name="__RefHeading___Toc25908_3244947737"/></text:h>
      <text:list text:style-name="L4">
        <text:list-item>
          <text:p text:style-name="P27">Jedem Mitglied ist auf Verlangen in der Generalversammlung Auskunft über Angelegenheiten der Genossenschaft zu geben, soweit das zur sachgemäßen Beurteilung des Gegenstandes der Tagesordnung erforderlich ist. Die Auskunft erteilt der Vorstand oder der Aufsichtsrat.</text:p>
        </text:list-item>
        <text:list-item>
          <text:p text:style-name="P28"><text:soft-page-break/>Die Auskunft darf verweigert werden, soweit</text:p>
          <text:list>
            <text:list-item>
              <text:p text:style-name="P27">die Erteilung der Auskunft nach vernünftiger kaufmännischer Beurteilung geeignet ist, der Genossenschaft einen nicht unerheb­lichen Nachteil zuzufügen;</text:p>
            </text:list-item>
            <text:list-item>
              <text:p text:style-name="P27">sich die Frage auf die Einkaufsbedingungen der Genossenschaft und deren Kalkulationsgrundlagen bezieht;</text:p>
            </text:list-item>
            <text:list-item>
              <text:p text:style-name="P27">die Frage steuerliche Wertansätze betrifft;</text:p>
            </text:list-item>
            <text:list-item>
              <text:p text:style-name="P27">die Erteilung der Auskunft strafbar wäre oder eine gesetzliche, satzungsmäßige oder vertragli­che Geheimhaltungspflicht verletzt würde;</text:p>
            </text:list-item>
            <text:list-item>
              <text:p text:style-name="P27">das Auskunftsverlangen die persönlichen oder geschäftlichen Verhältnisse eines Dritten betrifft;</text:p>
            </text:list-item>
            <text:list-item>
              <text:p text:style-name="P27">es sich um arbeitsvertragliche Vereinbarungen mit Vorstands­mitgliedern oder Mitarbeitern der Genossenschaft handelt.</text:p>
            </text:list-item>
          </text:list>
        </text:list-item>
      </text:list>
      <text:h text:style-name="Heading_20_1" text:outline-level="1"><text:bookmark-start text:name="aufsichtsrat"/><text:bookmark-start text:name="__RefHeading___Toc25910_3244947737"/>Aufsichtsrat<text:bookmark-end text:name="aufsichtsrat"/><text:bookmark-end text:name="__RefHeading___Toc25910_3244947737"/></text:h>
      <text:list xml:id="list3474516236" text:style-name="L5">
        <text:list-item>
          <text:p text:style-name="P29">Der Aufsichtsrat besteht aus mindestens drei Mitgliedern.</text:p>
          <text:p text:style-name="P29">Er wird einzeln vertreten vo<text:span text:style-name="T8">n seine</text:span>m Vorsitzenden oder dessen Stellvertreter.</text:p>
        </text:list-item>
        <text:list-item>
          <text:p text:style-name="P29">Die Generalversammlung wählt die Mitglieder des Aufsichtsrates. Sie bestimmt ihre Anzahl und Amtszeit.</text:p>
        </text:list-item>
        <text:list-item>
          <text:p text:style-name="P29">§ 9 Absatz 4 GenG ist anzuwenden.</text:p>
          <text:p text:style-name="P11">Diese <text:span text:style-name="T8">Vorschrift </text:span>regelt den Frauenanteil im <text:span text:style-name="T8">Aufsichtsrat</text:span>.</text:p>
        </text:list-item>
        <text:list-item>
          <text:p text:style-name="P29">Der Aufsichtsrat kann schriftlich, telefonisch und auf elektronischem Wege Beschlüsse fassen.</text:p>
          <text:p text:style-name="P30">Er ist beschlussfähig, wenn mindestens die Hälfte der Mitglieder an der Beschlussfassung teilnimmt.</text:p>
        </text:list-item>
      </text:list>
      <text:h text:style-name="Heading_20_1" text:outline-level="1"><text:bookmark-start text:name="vorstand"/><text:bookmark-start text:name="__RefHeading___Toc25912_3244947737"/>Vorstand<text:bookmark-end text:name="vorstand"/><text:bookmark-end text:name="__RefHeading___Toc25912_3244947737"/></text:h>
      <text:list text:style-name="L6">
        <text:list-item>
          <text:p text:style-name="P31">Der Vorstand besteht aus <text:span text:style-name="T2">mindestens </text:span>zwei Mitgliedern. Er wird vom Aufsichtsrat bestellt und abberufen. Der Aufsichtsrat bestimmt die <text:span text:style-name="T2">Anzahl der Vorstände und ihre </text:span>Amtsdauer.</text:p>
        </text:list-item>
        <text:list-item>
          <text:p text:style-name="P32">§ 9 Absatz 3 GenG ist anzuwenden.</text:p>
          <text:p text:style-name="P12">Diese <text:span text:style-name="T8">Vorschrift </text:span>regelt den Frauenanteil im Vorstand.</text:p>
        </text:list-item>
        <text:list-item>
          <text:p text:style-name="P31"><text:soft-page-break/>Der Vorstand kann schriftlich, telefonisch und auf elektronischem Weg Beschlüsse fassen.</text:p>
        </text:list-item>
        <text:list-item>
          <text:p text:style-name="P31">Dienstverträge mit Vorstands­mitgliedern werden vom Aufsichtsrat im Rahmen der Richtlinien der Generalversammlung abgeschlossen.</text:p>
        </text:list-item>
        <text:list-item>
          <text:p text:style-name="P31">Der Vorstand führt die Genossenschaft in eigener Verantwortung. Er <text:span text:style-name="T8">benötigt</text:span> d<text:span text:style-name="T8">ie</text:span> Zustimmung des Aufsichtsrates für</text:p>
        </text:list-item>
      </text:list>
      <text:list text:style-name="L7">
        <text:list-item>
          <text:p text:style-name="P50">Eintritt in oder Austritt aus genossenschaftlichen Verbänden,</text:p>
        </text:list-item>
        <text:list-item>
          <text:p text:style-name="P51">Geschäftsordnungsbeschlüsse,</text:p>
        </text:list-item>
        <text:list-item>
          <text:p text:style-name="P51">Grundstücksgeschäfte,</text:p>
        </text:list-item>
        <text:list-item>
          <text:p text:style-name="P51">Erteilung von Prokura,</text:p>
        </text:list-item>
        <text:list-item>
          <text:p text:style-name="P51">die Aufstellung des Wirtschaftsplans,</text:p>
        </text:list-item>
        <text:list-item>
          <text:p text:style-name="P51">außerplanmäßige Geschäfte, deren Wert 50’000 € übersteigt.</text:p>
        </text:list-item>
      </text:list>
      <text:p text:style-name="Text_20_body">Bei wiederkehrenden Leistungen gilt die Frist bis zur nächstmöglichen Vertragsbeendigung.</text:p>
      <text:p text:style-name="Text_20_body">Die Zustimmung kann für gleichartige Geschäfte generell erteilt werden.</text:p>
      <text:h text:style-name="Heading_20_1" text:outline-level="1"><text:bookmark-start text:name="mitgliedschaft"/><text:bookmark-start text:name="__RefHeading___Toc25914_3244947737"/>Mitgliedschaft<text:bookmark-end text:name="mitgliedschaft"/><text:bookmark-end text:name="__RefHeading___Toc25914_3244947737"/></text:h>
      <text:list xml:id="list973723279" text:style-name="L8">
        <text:list-item>
          <text:p text:style-name="P33">Mitglied werden können</text:p>
          <text:list>
            <text:list-item>
              <text:p text:style-name="P33">natürliche Personen,</text:p>
            </text:list-item>
            <text:list-item>
              <text:p text:style-name="P33">Personengesellschaften,</text:p>
            </text:list-item>
            <text:list-item>
              <text:p text:style-name="P33">juristische Personen des privaten oder öffentlichen Rechts.</text:p>
            </text:list-item>
          </text:list>
        </text:list-item>
        <text:list-item>
          <text:p text:style-name="P33">Die Mitgliedschaft wird erworben durch</text:p>
          <text:list>
            <text:list-item>
              <text:p text:style-name="P33">eine von dem/<text:span text:style-name="T3">der</text:span> Beitretenden zu unterzeichnende unbedingte Erklärung des Beitritts und</text:p>
            </text:list-item>
            <text:list-item>
              <text:p text:style-name="P33">die Zulassung durch den Vorstand.</text:p>
            </text:list-item>
          </text:list>
        </text:list-item>
        <text:list-item>
          <text:p text:style-name="P34">Zusätzlich zu <text:span text:style-name="T3">den Angaben laut </text:span>§ 30 GenG werden <text:span text:style-name="T6">folgende Daten </text:span>in die Mitgliederliste eingetragen:</text:p>
          <text:list>
            <text:list-item>
              <text:p text:style-name="P33">Kontoverbindung</text:p>
            </text:list-item>
            <text:list-item>
              <text:p text:style-name="P33">Telefonnummer und E-Mail-Adresse</text:p>
            </text:list-item>
            <text:list-item>
              <text:p text:style-name="P33"><text:soft-page-break/>Zugangsdaten <text:span text:style-name="T6">des Mitglieds </text:span>zur genossenschafts-internen Webpräsenz</text:p>
            </text:list-item>
            <text:list-item>
              <text:p text:style-name="P33">ggf. weitere der Kommunikation mit dem Mitglied dienliche Angaben</text:p>
            </text:list-item>
          </text:list>
        </text:list-item>
      </text:list>
      <text:p text:style-name="P2">Beispielsweise könnten wir beschließen, nichtöffentliche Emails an ein Mitglied zu verschlüsseln. Dazu müssten wir den öffentlichen GPG-Schlüssel o.Ä. in der Mitgliederliste speichern.</text:p>
      <text:h text:style-name="Heading_20_1" text:outline-level="1"><text:bookmark-start text:name="geschäftsanteil"/><text:bookmark-start text:name="__RefHeading___Toc25916_3244947737"/>Geschäftsanteil<text:bookmark-end text:name="geschäftsanteil"/><text:bookmark-end text:name="__RefHeading___Toc25916_3244947737"/></text:h>
      <text:list text:style-name="L10">
        <text:list-item>
          <text:p text:style-name="P37">Der Geschäftsanteil beträgt 1000 €. Er ist sofort in voller Höhe einzuzahlen.</text:p>
          <text:p text:style-name="P13">Für den Anfang produziert ein kleinerer Mindestanteil zu viel Verwaltungsaufwand.</text:p>
          <text:p text:style-name="P13">Wir können problemlos später die Anteile aufspalten und/oder ein Eintrittsgeld festlegen.</text:p>
        </text:list-item>
        <text:list-item>
          <text:p text:style-name="P37">Mitglieder können sich mit mehreren Geschäftsanteilen an der Genossenschaft beteiligen. Über die Zulassung entscheidet der Vorstand.</text:p>
        </text:list-item>
        <text:list-item>
          <text:p text:style-name="P37">Die Generalversammlung kann Richtlinien für die Zulassung von Mitgliedern oder von weiteren Geschäftsanteilen beschließen. Insbesondere kann sie eine Obergrenze für die Anteile pro Mitglied festlegen.</text:p>
        </text:list-item>
        <text:list-item>
          <text:p text:style-name="P37">Die Beteiligung eines Mitglieds mit weiteren Geschäftsanteilen darf erst zugelassen werden, wenn die bisherigen Anteile voll eingezahlt sind.</text:p>
        </text:list-item>
        <text:list-item>
          <text:p text:style-name="P37">Die Abtretung oder Verpfändung des Geschäftsguthabens an Dritte ist unzu<text:span text:style-name="T4">–</text:span>lässig und der Genossenschaft gegenüber unwirksam. Eine Aufrechnung des Geschäftsguthabens durch das Mitglied gegen seine Verbindlichkeiten gegenüber der Genossenschaft ist nicht gestattet.</text:p>
        </text:list-item>
      </text:list>
      <text:h text:style-name="Heading_20_1" text:outline-level="1"><text:bookmark-start text:name="rücklagen-nachschüsse"/><text:bookmark-start text:name="__RefHeading___Toc25918_3244947737"/>Rücklagen, Nachschüsse<text:bookmark-end text:name="rücklagen-nachschüsse"/><text:bookmark-end text:name="__RefHeading___Toc25918_3244947737"/></text:h>
      <text:list text:style-name="L11">
        <text:list-item>
          <text:p text:style-name="P38">Die Mitglieder sind nicht zur Leistung von Nachschüssen verpflichtet.</text:p>
        </text:list-item>
        <text:list-item>
          <text:p text:style-name="P38">Durch Beschluss der Generalversammlung kann ein Eintrittsgeld festgelegt werden, das den Rücklagen zugeführt wird.</text:p>
        </text:list-item>
        <text:list-item>
          <text:p text:style-name="P38">Der gesetzlichen Rücklage sind mindestens 20% des Jahres­überschusses zuzuführen, bis mindestens 100% der Summe der Geschäftsanteile erreicht sind.</text:p>
        </text:list-item>
      </text:list>
      <text:h text:style-name="Heading_20_1" text:outline-level="1"><text:bookmark-start text:name="rückvergütung-verjährung"/><text:bookmark-start text:name="__RefHeading___Toc25920_3244947737"/>Rückvergütung, Verjährung<text:bookmark-end text:name="rückvergütung-verjährung"/><text:bookmark-end text:name="__RefHeading___Toc25920_3244947737"/></text:h>
      <text:list text:style-name="L12">
        <text:list-item>
          <text:p text:style-name="P39">Die Mitglieder haben Anspruch auf eine vom Vorstand beschlossene Rückvergütung.</text:p>
          <text:p text:style-name="P14">Zur Erläuterung:</text:p>
          <text:p text:style-name="P14">Rückvergütungen beziehen sich auf den Umsatz der Genossenschaft mit ihren Mitgliedern. <text:soft-page-break/>Beispiel: Wenn ein Mitglied von der Genossenschaft für 800€ ein Balkonkraftwerk kauft, das diese für 600€ eingekauft hat, dann kann sie einen Teil des Jahresgewinns verwenden, um dem Käufer einen Teil dieser 800€ erstatten. (In der Praxis dürfte die Rückvergütung in diesem Beispiel maximal 200€ betragen.)</text:p>
          <text:p text:style-name="P14">Davon unabhängig ist die Ausschüttung des Gewinns der Genossenschaft, der den Mitgliedern im Verhältnis ihrer Einlage zukommt.</text:p>
        </text:list-item>
        <text:list-item>
          <text:p text:style-name="P39">Die Verteilung von Verlust und Gewinn auf die Mitglieder geschieht im Verhältnis der eingezahlten Geschäftsguthaben zu Beginn des jeweiligen Geschäftsjahres.</text:p>
        </text:list-item>
        <text:list-item>
          <text:p text:style-name="P39">Ansprüche auf Auszahlung von Gewinnen, Rückvergütungen und Auseinandersetzungsguthaben verjähren zwei Jahre nach Fälligkeit.</text:p>
          <text:p text:style-name="P39">Verjährte Ansprüche werden den Rücklagen der Genossenschaft zugeführt.</text:p>
        </text:list-item>
      </text:list>
      <text:h text:style-name="P5" text:outline-level="1"><text:bookmark-start text:name="ende-der-mitgliedschaft"/><text:bookmark-start text:name="__RefHeading___Toc25922_3244947737"/>Ende der Mitgliedschaft<text:bookmark-end text:name="ende-der-mitgliedschaft"/><text:bookmark-end text:name="__RefHeading___Toc25922_3244947737"/></text:h>
      <text:list text:style-name="L9">
        <text:list-item>
          <text:p text:style-name="P36">Die Mitgliedschaft endet durch:</text:p>
          <text:list>
            <text:list-item>
              <text:p text:style-name="P35">Kündigung,</text:p>
            </text:list-item>
            <text:list-item>
              <text:p text:style-name="P35">Übertragung des gesamten Geschäftsguthabens,</text:p>
            </text:list-item>
            <text:list-item>
              <text:p text:style-name="P35">Tod bzw. Auflösung einer juristischen Person oder einer Personengesellschaft, oder</text:p>
            </text:list-item>
            <text:list-item>
              <text:p text:style-name="P35">Ausschluss.</text:p>
            </text:list-item>
          </text:list>
        </text:list-item>
      </text:list>
      <text:h text:style-name="P5" text:outline-level="1"><text:bookmark-start text:name="kündigung"/><text:bookmark-start text:name="__RefHeading___Toc25924_3244947737"/>Kündigung<text:bookmark-end text:name="kündigung"/><text:bookmark-end text:name="__RefHeading___Toc25924_3244947737"/></text:h>
      <text:list text:style-name="L13">
        <text:list-item>
          <text:p text:style-name="P40">Die Frist für die Kündigung der Mitgliedschaft beträgt 6 Monate zum Schluss des Geschäftsjahres.</text:p>
        </text:list-item>
        <text:list-item>
          <text:p text:style-name="P40">Die Kündigung bedarf der Schriftform.</text:p>
        </text:list-item>
        <text:list-item>
          <text:p text:style-name="P40">Eine Verlängerung der Kündigungsfrist muss mindestens ein Jahr vor dem Zeitpunkt beschlossen werden, zu dem sie für Bestandsmitglieder wirksam werden soll.</text:p>
        </text:list-item>
      </text:list>
      <text:h text:style-name="Heading_20_1" text:outline-level="1"><text:bookmark-start text:name="übertragung-des-geschäftsguthabens"/><text:bookmark-start text:name="__RefHeading___Toc25926_3244947737"/><text:soft-page-break/>Übertragung des Geschäftsguthabens<text:bookmark-end text:name="übertragung-des-geschäftsguthabens"/><text:bookmark-end text:name="__RefHeading___Toc25926_3244947737"/></text:h>
      <text:list text:style-name="L14">
        <text:list-item>
          <text:p text:style-name="P41">Jedes Mitglied kann sein Geschäftsguthaben jederzeit durch schriftliche Vereinbarung einem anderen ganz oder teilweise übertragen und hierdurch seine Mitgliedschaft ohne Auseinandersetzung beenden oder die Anzahl seiner Geschäftsanteile verringern, sofern der Erwerber Mitglied der Genossenschaft wird oder bereits ist.</text:p>
        </text:list-item>
        <text:list-item>
          <text:p text:style-name="P41">Das zu übertragende Geschäftsguthaben darf zusammen mit dem bisherigen Geschäftsguthaben die zulässige Anzahl der Geschäftsanteile eines Mitglieds nicht überschreiten.</text:p>
        </text:list-item>
        <text:list-item>
          <text:p text:style-name="P41">Die Übertragung eines Geschäftsguthabens bedarf der Zustimmung des Vorstandes.</text:p>
        </text:list-item>
        <text:list-item>
          <text:p text:style-name="P41">Ein auf ein übertragenes Guthaben anfallender Gewinnanteil steht dem neuen Eigentümer zu.</text:p>
          <text:p text:style-name="P15">Relevant wären ansonsten die Verhältnisse zu Beginn des Geschäftsjahrs, aber das würde zusätzlichen Verwaltungsaufwand auslösen und wäre auch nicht im Interesse des neuen Eigentümers.</text:p>
        </text:list-item>
      </text:list>
      <text:h text:style-name="Heading_20_1" text:outline-level="1"><text:bookmark-start text:name="tod-auflösung-einer-juristischen-person-oder-personengesellschaft"/><text:bookmark-start text:name="__RefHeading___Toc25928_3244947737"/>Tod / Auflösung einer juristischen Person oder Personengesellschaft<text:bookmark-end text:name="tod-auflösung-einer-juristischen-person-oder-personengesellschaft"/><text:bookmark-end text:name="__RefHeading___Toc25928_3244947737"/></text:h>
      <text:list text:style-name="L15">
        <text:list-item>
          <text:p text:style-name="P42">Die Mitgliedschaft endet mit dem Tod des Mitglieds.</text:p>
        </text:list-item>
        <text:list-item>
          <text:p text:style-name="P42">Ein Alleinerbe oder einer, dem die Mitgliedschaft allein überlassen wurde, kann bis zu sechs Wochen nach der Testamentseröffnung beantragen, die Mitgliedschaft fortzusetzen.</text:p>
          <text:p text:style-name="P16">Sechs Wochen: §77 GenG verlangt die Angabe einer Frist.</text:p>
        </text:list-item>
        <text:list-item>
          <text:p text:style-name="P42">Der Vorstand kann die Fortsetzung der Mitgliedschaft durch einen Erben oder Gesamtrechtsnachfolger ablehnen, wenn er Grund zu der Annahme hat, dass diese der Genossenschaft nicht dienlich ist. Die Begründung ist dem Erben unverzüglich mitzuteilen. Die Widerspruchsrechte gemäß § 15 (Ausschluss) gelten entsprechend.</text:p>
        </text:list-item>
      </text:list>
      <text:h text:style-name="Heading_20_1" text:outline-level="1"><text:bookmark-start text:name="ausschluss"/><text:bookmark-start text:name="__RefHeading___Toc25930_3244947737"/>Ausschluss<text:bookmark-end text:name="ausschluss"/><text:bookmark-end text:name="__RefHeading___Toc25930_3244947737"/></text:h>
      <text:list xml:id="list4273931879" text:style-name="L16">
        <text:list-item>
          <text:p text:style-name="P43">Ein Mitglied kann zum Schluss eines Geschäftsjahres ausgeschlossen werden, wenn</text:p>
          <text:list>
            <text:list-item>
              <text:p text:style-name="P43">es die Genossenschaft schädigt, geschädigt hat, oder sich sein Verhalten nicht mit den Belangen der Genossenschaft vereinbaren lässt,</text:p>
            </text:list-item>
          </text:list>
          <text:p text:style-name="P19"><text:soft-page-break/>Beispiel: Jemand gibt öffentlich <text:span text:style-name="T6">damit an</text:span>, dass er den CO<text:span text:style-name="T7">2</text:span>-Ausstoß seines Ferrari über die Mitgliedschaft bei uns “kompensiert”.</text:p>
          <text:list text:continue-numbering="true">
            <text:list-item>
              <text:p text:style-name="P43">es die gegenüber der Genossenschaft bestehenden Pflichten trotz Mahnung unter Androhung des Ausschlusses nicht erfüllt,</text:p>
            </text:list-item>
            <text:list-item>
              <text:p text:style-name="P43">es unter der der Genossenschaft bekannt gegebenen Anschrift dauerhaft nicht erreichbar ist,</text:p>
            </text:list-item>
            <text:list-item>
              <text:p text:style-name="P43">es unrichtige oder unvollständige Erklärungen über seine rechtlichen und/oder wirtschaftlichen Verhältnisse abgibt,</text:p>
              <text:p text:style-name="P17">Das ist z.B. dann relevant, wenn das Mitglied von uns eine Solaranlage kauft oder mit unserer Hilfe montieren lässt, und dann trotz gegenteiliger Aussage diese nicht bezahlen kann.</text:p>
            </text:list-item>
            <text:list-item>
              <text:p text:style-name="P43">es zahlungsunfähig geworden oder überschuldet ist, oder wenn über sein Vermögen ein Antrag auf Eröffnung des Insolvenzverfahrens gestellt wurde.</text:p>
            </text:list-item>
          </text:list>
        </text:list-item>
      </text:list>
      <text:p text:style-name="Quotations">Insolvenzen generieren einen Berg an Verwaltungsaufwand und ggf. unsichere Besitzverhältnisse.</text:p>
      <text:list text:style-name="L17">
        <text:list-item>
          <text:p text:style-name="P44">Über den Ausschluss entscheidet der Vorstand. Gegen den Ausschlussbeschluss kann binnen sechs Wochen nach Absendung beim Aufsichtsrat Widerspruch eingelegt werden.</text:p>
        </text:list-item>
        <text:list-item>
          <text:p text:style-name="P44">Das Mitglied muss vorher angehört werden, es sei denn, dass der Aufenthalt des Mitgliedes nicht ermittelt werden kann.</text:p>
        </text:list-item>
        <text:list-item>
          <text:p text:style-name="P44">Eine gerichtliche Anfechtung ist nur zulässig, wenn der Aufsichtsrat die Entscheidung des Vorstands nicht binnen weiterer sechs Wochen widerruft.</text:p>
        </text:list-item>
        <text:list-item>
          <text:p text:style-name="P44">Vorstand oder Aufsichtsrat können einen Beschluss über den Ausschluss eines Mitglieds an die Generalversammlung delegieren.</text:p>
        </text:list-item>
        <text:list-item>
          <text:p text:style-name="P44">Über den Ausschluss von Aufsichtsrats- oder Vorstands­mitgliedern entscheidet grundsätzlich die Generalversammlung.</text:p>
        </text:list-item>
      </text:list>
      <text:h text:style-name="Heading_20_1" text:outline-level="1"><text:bookmark-start text:name="auseinandersetzung"/><text:bookmark-start text:name="__RefHeading___Toc25932_3244947737"/>Auseinandersetzung<text:bookmark-end text:name="auseinandersetzung"/><text:bookmark-end text:name="__RefHeading___Toc25932_3244947737"/></text:h>
      <text:list text:style-name="L18">
        <text:list-item>
          <text:p text:style-name="P45">Das Ausscheiden aus der Genossenschaft hat die Auseinandersetzung zwi<text:span text:style-name="T6">s</text:span>chen ihr und dem ausgeschiedenen Mitglied bzw. dessen Erben oder Rechtsnachfolgern zur Folge.</text:p>
        </text:list-item>
        <text:list-item>
          <text:p text:style-name="P45">Im Falle der Übertragung von Geschäftsguthaben findet keine Auseinandersetzung statt.</text:p>
        </text:list-item>
        <text:list-item>
          <text:p text:style-name="P45"><text:soft-page-break/>Die Auseinandersetzung erfolgt aufgrund des von der Generalversammlung festgestellten Jahresabschlusses für das Geschäftsjahr des Ausscheidens.</text:p>
        </text:list-item>
        <text:list-item>
          <text:p text:style-name="P45">Das sich nach der Auseinandersetzung ergebende Guthaben ist dem Mitglied binnen eines Monats nach Feststellung des Jahresabschlusses auszuzahlen. Auf die Rücklagen und das sonstige Vermögen der Genossenschaft hat das ausgeschiedene Mitglied keinen Anspruch.</text:p>
          <text:p text:style-name="P18">Laut Gesetz findet die Versammlung in der ersten Jahreshälfte statt. Spätester Auszahlungstermin ist somit der 31.7. des auf den Austritt folgenden Jahres.</text:p>
        </text:list-item>
        <text:list-item>
          <text:p text:style-name="P45">Verlustvorträge werden anteilig vom Auseinandersetzungsguthaben abgezogen.</text:p>
        </text:list-item>
        <text:list-item>
          <text:p text:style-name="P45">Der Vorstand kann auf begründeten Antrag des Mitglieds eine vorzeitige Teilauszahlung beschließen, wenn dadurch die Liquidität der Genossenschaft nach ordentlichen kaufmännischen Gesichtspunkten nicht beeinträchigt wird.</text:p>
        </text:list-item>
      </text:list>
      <text:p text:style-name="P2">Einem Mitglied, das in eine wirtschaftliche Notlage gerät, wollen wir nach Möglichkeit nicht zumuten, bis zu eineinhalb Jahre auf das Geld zu warten.</text:p>
      <text:h text:style-name="Heading_20_1" text:outline-level="1"><text:bookmark-start text:name="kommunikation"/><text:bookmark-start text:name="__RefHeading___Toc25934_3244947737"/>Kommunikation<text:bookmark-end text:name="kommunikation"/><text:bookmark-end text:name="__RefHeading___Toc25934_3244947737"/></text:h>
      <text:list text:style-name="L19">
        <text:list-item>
          <text:p text:style-name="P46">Die Genossenschaft benachrichtigt ihre Mitglieder grundsätzlich in Textform via E-Mail.</text:p>
        </text:list-item>
        <text:list-item>
          <text:p text:style-name="P46">Bekanntgaben der Genossenschaft sowie Nachrichten an alle Mitglieder erscheinen zusätzlich auf der Webseite der Genossenschaft.</text:p>
        </text:list-item>
      </text:list>
      <text:p text:style-name="P2">Die Webseite hat einen RSS-Feed, d.h. ein Mitglied kann sich über Änderungen benachrichtigen lassen, ohne regelmäßig aktiv dort nachzusehen.</text:p>
      <text:list text:style-name="L20">
        <text:list-item>
          <text:p text:style-name="P47">Gesetzliche Bestimmungen zur Bekanntgabe im Bundesanzeiger und/oder Handelsregister bleiben unberührt.</text:p>
        </text:list-item>
      </text:list>
      <text:h text:style-name="Heading_20_1" text:outline-level="1"><text:bookmark-start text:name="gemeinsame-vorschriften-für-die-organe"/><text:bookmark-start text:name="__RefHeading___Toc25940_3244947737"/>Gemeinsame Vorschriften für die Organe<text:bookmark-end text:name="gemeinsame-vorschriften-für-die-organe"/><text:bookmark-end text:name="__RefHeading___Toc25940_3244947737"/></text:h>
      <text:list text:style-name="L23">
        <text:list-item>
          <text:p text:style-name="P49">Niemand kann für sich oder einen anderen das Stimmrecht ausüben, wenn darüber Beschluss gefasst wird, ob er/sie oder das von ihm/ihr vertretene Mitglied zu entlasten oder von einer Verbindlichkeit zu befreien ist oder ob die Genossenschaft gegen ihn/sie oder das vertretene Mitglied einen Anspruch geltend machen soll.</text:p>
        </text:list-item>
        <text:list-item>
          <text:p text:style-name="P49">Wird über Angelegenheiten der Genossenschaft beraten, die die Interessen eines Organmitglieds, seines Ehegatten / Lebenspartners, seiner Eltern, Kinder und Geschwister oder von ihm kraft Gesetzes oder Vollmacht vertretenen Person berühren, so hat das betreffende Mitglied nicht das Recht, an <text:soft-page-break/>der Beratung teilzunehmen. Das Mitglied ist jedoch vor der Beschlussfassung zu hör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adornments="Bold" style:font-family-generic="swiss" style:font-pitch="variable"/>
    <style:font-face style:name="DejaVu Sans1" svg:font-family="'DejaVu Sans'" style:font-adornments="Regular" style:font-family-generic="swiss" style:font-pitch="variable"/>
    <style:font-face style:name="Lucida Sans Unicode" svg:font-family="'Lucida Sans Unicode'" style:font-family-generic="system" style:font-pitch="variable"/>
    <style:font-face style:name="Montserrat" svg:font-family="Montserrat" style:font-adornments="Leicht"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1" style:page-number="auto"/>
      <style:text-properties style:font-name="DejaVu Sans1" fo:font-family="'DejaVu Sans'" style:font-style-name="Regular" style:font-family-generic="swiss" style:font-pitch="variable" fo:font-size="11pt" fo:hyphenate="true" fo:hyphenation-remain-char-count="4" fo:hyphenation-push-char-count="4" loext:hyphenation-no-caps="true" loext:hyphenation-no-last-word="true" loext:hyphenation-word-char-count="4"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1" fo:font-family="'DejaVu Sans'" style:font-style-name="Regular"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152cm" fo:margin-bottom="0.152cm" style:contextual-spacing="false" fo:line-height="115%" fo:orphans="2" fo:widows="2" fo:text-indent="0cm" style:auto-text-indent="false" style:page-number="auto" style:writing-mode="page">
        <style:tab-stops/>
      </style:paragraph-properties>
      <style:text-properties fo:font-size="11pt" fo:language="de" fo:country="D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fo:language="de" fo:country="DE" style:font-name-complex="Tahoma" style:font-family-complex="Tahoma"/>
    </style:style>
    <style:style style:name="Heading_20_1" style:display-name="Heading 1" style:family="paragraph" style:parent-style-name="Heading" style:next-style-name="Text_20_body" style:default-outline-level="1" style:class="text">
      <style:paragraph-properties text:number-lines="true" text:line-number="1"/>
      <style:text-properties style:font-name="DejaVu Sans" fo:font-family="'DejaVu Sans'" style:font-style-name="Bold" style:font-family-generic="swiss" style:font-pitch="variable" fo:font-size="115%" fo:language="de" fo:country="D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style:paragraph-properties fo:margin-left="1.3cm" fo:margin-right="0cm" fo:margin-top="0.423cm" fo:margin-bottom="0.212cm" style:contextual-spacing="false" fo:hyphenation-ladder-count="1" fo:text-indent="0cm" style:auto-text-indent="false" fo:background-color="transparent" fo:keep-with-next="always"/>
      <style:text-properties fo:color="#468a1a" loext:opacity="100%" fo:font-size="85%" fo:font-weight="bold" style:font-size-asian="85%" style:font-weight-asian="bold" style:font-size-complex="85%" style:font-weight-complex="bold" fo:hyphenate="true" fo:hyphenation-remain-char-count="4" fo:hyphenation-push-char-count="4" loext:hyphenation-no-caps="true" loext:hyphenation-no-last-word="true" loext:hyphenation-word-char-count="4" loext:hyphenation-zone="no-limi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2cm" fo:margin-right="1cm" fo:margin-top="0cm" fo:margin-bottom="0.15cm" style:contextual-spacing="false" fo:line-height="115%" fo:text-indent="0cm" style:auto-text-indent="false" style:page-number="auto"/>
      <style:text-properties fo:color="#127622" loext:opacity="100%" fo:font-size="9pt"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writing-mode="page"/>
      <style:text-properties style:font-name="Montserrat" fo:font-family="Montserrat" style:font-style-name="Leicht" style:font-pitch="variable" fo:font-size="28pt"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2cm" style:leader-style="dotted" style:leader-text="."/>
          <style:tab-stop style:position="15cm" style:type="right" style:leader-style="dotted" style:leader-text="."/>
        </style:tab-stops>
      </style:paragraph-properties>
      <style:text-properties fo:language="de" fo:country="DE"/>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01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2.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style:text-position="0% 100%" style:text-underline-style="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loext:num-list-format="§ %1%" style:num-prefix="§ " style:num-format="1">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401cm"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598f9"/>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11</text:page-number>/<text:page-count>11</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Satzung der noris.solar eG</dc:title>
    <dc:description/>
    <dc:subject/>
    <meta:keyword/>
    <meta:initial-creator/>
    <meta:creation-date>2023-05-27T14:37:22Z</meta:creation-date>
    <dc:date>2023-05-27T17:50:38.610079173</dc:date>
    <meta:editing-duration>PT9M24S</meta:editing-duration>
    <meta:editing-cycles>1</meta:editing-cycles>
    <meta:document-statistic meta:table-count="0" meta:image-count="0" meta:object-count="0" meta:page-count="11" meta:paragraph-count="185" meta:word-count="2090" meta:character-count="15584" meta:non-whitespace-character-count="13790"/>
    <meta:user-defined meta:name="date">2023-05-26</meta:user-defined>
    <meta:user-defined meta:name="numbersections">True</meta:user-defined>
    <meta:user-defined meta:name="standalone">True</meta:user-defined>
  </office:meta>
</office:document-meta>
</file>